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objectwithoutfill">
      <style:graphic-properties svg:stroke-color="#000000" draw:marker-end="Arrowheads_20_1" draw:marker-end-width="0.3cm" draw:fill="none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color="#000000" svg:stroke-opacity="40%" draw:fill="none" draw:fill-color="#000000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2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000000" draw:textarea-vertical-align="middle" draw:auto-grow-height="false" fo:min-height="0.648cm" fo:min-width="0.35cm"/>
    </style:style>
    <style:style style:name="gr8" style:family="graphic" style:parent-style-name="objectwithoutfill">
      <style:graphic-properties svg:stroke-color="#ff0000" draw:marker-end="Arrowheads_20_2" draw:marker-end-width="0.3cm" draw:fill="none" draw:fill-color="#ff0000" draw:textarea-vertical-align="middle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standard">
      <style:graphic-properties draw:stroke="none" draw:fill="none" fo:min-height="0.3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0000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6pt" style:font-size-asian="6pt" style:font-size-complex="6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1cm" svg:x="7.875cm" svg:y="15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cm" svg:y1="16.75cm" svg:x2="12.5cm" svg:y2="16.75cm">
          <text:p/>
        </draw:line>
        <draw:frame draw:style-name="gr3" draw:text-style-name="P4" draw:layer="layout" svg:width="0.25cm" svg:height="0.645cm" svg:x="11.875cm" svg:y="16.23cm">
          <draw:text-box>
            <text:p text:style-name="P3"><text:span text:style-name="T1">x</text:span></text:p>
          </draw:text-box>
        </draw:frame>
        <draw:line draw:style-name="gr4" draw:text-style-name="P2" draw:layer="layout" svg:x1="9.375cm" svg:y1="13.425cm" svg:x2="9.375cm" svg:y2="18.3cm">
          <text:p/>
        </draw:line>
        <draw:custom-shape draw:style-name="gr5" draw:text-style-name="P5" draw:layer="layout" svg:width="2.5cm" svg:height="0.08cm" draw:transform="rotate (1.11701072127637) translate (8.375cm 17.71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cm" svg:height="0.25cm" svg:x="9.251cm" svg:y="15.62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7" draw:text-style-name="P6" draw:layer="layout" svg:width="0.849cm" svg:height="0.897cm" draw:transform="rotate (-0.715584993317675) translate (9.027cm 16.875cm)">
          <text:p/>
          <draw:enhanced-geometry svg:viewBox="0 0 21600 21600" draw:text-areas="0 0 21600 21600" draw:mirror-vertical="true" draw:mirror-horizontal="true" draw:type="circular-arrow" draw:modifiers="180 -48.272596391422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4" draw:layer="layout" svg:width="0.25cm" svg:height="0.645cm" svg:x="8.875cm" svg:y="17.855cm">
          <draw:text-box>
            <text:p text:style-name="P3"><text:span text:style-name="T2">θ</text:span></text:p>
          </draw:text-box>
        </draw:frame>
        <draw:line draw:style-name="gr8" draw:text-style-name="P7" draw:layer="layout" svg:x1="5.875cm" svg:y1="15.75cm" svg:x2="7.875cm" svg:y2="15.75cm">
          <text:p text:style-name="P5"/>
        </draw:line>
        <draw:frame draw:style-name="gr9" draw:text-style-name="P8" draw:layer="layout" svg:width="0.68cm" svg:height="0.646cm" svg:x="6.64cm" svg:y="15.215cm">
          <draw:text-box>
            <text:p><text:span text:style-name="T1">F</text:span></text:p>
          </draw:text-box>
        </draw:frame>
        <draw:line draw:style-name="gr8" draw:text-style-name="P7" draw:layer="layout" svg:x1="9.125cm" svg:y1="16.25cm" svg:x2="9.125cm" svg:y2="17.425cm">
          <text:p/>
        </draw:line>
        <draw:frame draw:style-name="gr10" draw:text-style-name="P8" draw:layer="layout" svg:width="1.055cm" svg:height="0.645cm" svg:x="9.145cm" svg:y="16.85cm">
          <draw:text-box>
            <text:p><text:span text:style-name="T1">mg</text:span></text:p>
          </draw:text-box>
        </draw:frame>
        <draw:frame draw:style-name="gr9" draw:text-style-name="P10" draw:layer="layout" svg:width="0.68cm" svg:height="0.646cm" svg:x="9.07cm" svg:y="18.229cm">
          <draw:text-box>
            <text:p text:style-name="P9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4T19:59:03.188938217</meta:creation-date>
    <dc:date>2020-11-14T20:05:29.768870101</dc:date>
    <meta:editing-duration>PT6M27S</meta:editing-duration>
    <meta:editing-cycles>1</meta:editing-cycles>
    <meta:document-statistic meta:object-count="13"/>
    <meta:generator>LibreOffice/7.0.2.2$Linux_X86_64 LibreOffice_project/00$Build-2</meta:generator>
  </office:meta>
</office:document-meta>
</file>